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800000008913C8356.png"/>
  <manifest:file-entry manifest:media-type="image/png" manifest:full-path="Pictures/10000000000003EC000003C37BDF97A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6.147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9319in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40pt" fo:font-weight="normal" style:font-size-asian="40pt" style:font-weight-asian="normal" style:font-size-complex="4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60pt" style:text-underline-style="solid" style:text-underline-width="auto" style:text-underline-color="font-color" style:font-size-asian="60pt" style:font-size-complex="60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40pt" style:text-underline-style="none" fo:font-weight="normal" style:font-size-asian="40pt" style:font-weight-asian="normal" style:font-size-complex="4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Mono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phics1" text:anchor-type="paragraph" svg:x="0.0382in" svg:y="0.1252in" svg:width="6.8484in" svg:height="6.5681in" draw:z-index="0"><draw:image xlink:href="Pictures/10000000000003EC000003C37BDF97AF.png" xlink:type="simple" xlink:show="embed" xlink:actuate="onLoad"/></draw:frame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2">Openoffice.org</text:p>
          </table:table-cell>
        </table:table-row>
        <table:table-row>
          <table:table-cell table:style-name="Table1.A1" office:value-type="string">
            <text:p text:style-name="P3">David Tard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23:35:38</meta:creation-date>
    <dc:date>2009-04-28T16:31:37</dc:date>
    <meta:editing-duration>PT03H00M24S</meta:editing-duration>
    <meta:editing-cycles>22</meta:editing-cycles>
    <meta:generator>OpenOffice.org/3.0$Unix OpenOffice.org_project/300m15$Build-9379</meta:generator>
    <meta:print-date>2009-04-28T13:48:23</meta:print-date>
    <meta:document-statistic meta:table-count="1" meta:image-count="1" meta:object-count="0" meta:page-count="2" meta:paragraph-count="2" meta:word-count="3" meta:character-count="26"/>
    <meta:user-defined meta:name="Info 1"/>
    <meta:user-defined meta:name="Info 2"/>
    <meta:user-defined meta:name="Info 3"/>
    <meta:user-defined meta:name="Info 4"/>
  </office:meta>
</office:document-meta>
</file>